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90000014C0989E5ACF0B27D34.png" manifest:media-type="image/png"/>
  <manifest:file-entry manifest:full-path="Pictures/10000201000004D2000001EE21CE582A1EFAF4A0.png" manifest:media-type="image/png"/>
  <manifest:file-entry manifest:full-path="Pictures/10000201000004D60000031C29F33C9B83B53D25.png" manifest:media-type="image/png"/>
  <manifest:file-entry manifest:full-path="Pictures/10000201000004D30000013D43309B33B0D7FD0D.png" manifest:media-type="image/png"/>
  <manifest:file-entry manifest:full-path="Pictures/1000020100000500000002ED8E9541158EBBD6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de591" officeooo:paragraph-rsid="000de591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0de59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008in" svg:y="-0.5043in" svg:width="6.9252in" svg:height="4.052in" draw:z-index="0"><draw:image xlink:href="Pictures/1000020100000500000002ED8E9541158EBBD600.png" xlink:type="simple" xlink:show="embed" xlink:actuate="onLoad" loext:mime-type="image/png"/></draw:frame></text:p>
      <text:p text:style-name="Standard"><draw:frame draw:style-name="fr1" draw:name="Image3" text:anchor-type="char" svg:x="0.0492in" svg:y="4.511in" svg:width="6.9252in" svg:height="1.7772in" draw:z-index="2"><draw:image xlink:href="Pictures/10000201000004D30000013D43309B33B0D7FD0D.png" xlink:type="simple" xlink:show="embed" xlink:actuate="onLoad" loext:mime-type="image/png"/></draw:frame><draw:frame draw:style-name="fr1" draw:name="Image2" text:anchor-type="char" svg:x="0.0181in" svg:y="0.189in" svg:width="6.9252in" svg:height="4.452in" draw:z-index="1"><draw:image xlink:href="Pictures/10000201000004D60000031C29F33C9B83B53D25.png" xlink:type="simple" xlink:show="embed" xlink:actuate="onLoad" loext:mime-type="image/png"/></draw:frame></text:p>
      <text:p text:style-name="P3"/>
      <text:p text:style-name="P1"/>
      <text:p text:style-name="P4"><draw:frame draw:style-name="fr1" draw:name="Image4" text:anchor-type="char" svg:x="0in" svg:y="-0.3638in" svg:width="6.9252in" svg:height="2.772in" draw:z-index="3"><draw:image xlink:href="Pictures/10000201000004D2000001EE21CE582A1EFAF4A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5" text:anchor-type="char" svg:x="-0.1898in" svg:y="4.0354in" svg:width="6.9252in" svg:height="1.852in" draw:z-index="4"><draw:image xlink:href="Pictures/10000201000004D90000014C0989E5ACF0B27D3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09:20:14.828596258</meta:creation-date>
    <meta:print-date>2022-02-28T09:22:59.796697935</meta:print-date>
    <dc:date>2022-03-01T14:30:36.610586530</dc:date>
    <meta:editing-duration>PT2H42M33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